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B0000000C735E6AAF6DAB409D4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Standard">
      <style:table-properties style:width="16.983cm" fo:margin-left="0cm" style:page-number="auto" fo:break-before="page" table:align="left"/>
    </style:style>
    <style:style style:name="Table1.A" style:family="table-column">
      <style:table-column-properties style:column-width="2.429cm"/>
    </style:style>
    <style:style style:name="Table1.B" style:family="table-column">
      <style:table-column-properties style:column-width="14.554cm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Table2" style:family="table">
      <style:table-properties style:width="17.009cm" fo:margin-left="0cm" table:align="left" style:may-break-between-rows="true" table:border-model="collapsing"/>
    </style:style>
    <style:style style:name="Table2.A" style:family="table-column">
      <style:table-column-properties style:column-width="1.476cm"/>
    </style:style>
    <style:style style:name="Table2.B" style:family="table-column">
      <style:table-column-properties style:column-width="4.711cm"/>
    </style:style>
    <style:style style:name="Table2.C" style:family="table-column">
      <style:table-column-properties style:column-width="3.311cm"/>
    </style:style>
    <style:style style:name="Table2.D" style:family="table-column">
      <style:table-column-properties style:column-width="2.902cm"/>
    </style:style>
    <style:style style:name="Table2.E" style:family="table-column">
      <style:table-column-properties style:column-width="4.609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2.B2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e2.A1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2.B1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2.C15" style:family="table-cell" style:data-style-name="N1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2.E1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Text_20_body">
      <style:text-properties officeooo:paragraph-rsid="00186f9a"/>
    </style:style>
    <style:style style:name="P2" style:family="paragraph" style:parent-style-name="Text_20_body">
      <style:text-properties officeooo:paragraph-rsid="0032eb35"/>
    </style:style>
    <style:style style:name="P3" style:family="paragraph" style:parent-style-name="Text_20_body">
      <style:text-properties officeooo:paragraph-rsid="00366f37"/>
    </style:style>
    <style:style style:name="P4" style:family="paragraph" style:parent-style-name="Text_20_body">
      <style:text-properties officeooo:paragraph-rsid="0038617a"/>
    </style:style>
    <style:style style:name="P5" style:family="paragraph" style:parent-style-name="Text_20_body">
      <style:text-properties officeooo:paragraph-rsid="00389778"/>
    </style:style>
    <style:style style:name="P6" style:family="paragraph" style:parent-style-name="Text_20_body">
      <style:text-properties fo:font-weight="normal" officeooo:rsid="00389778" officeooo:paragraph-rsid="00389778" style:font-weight-asian="normal" style:font-weight-complex="normal"/>
    </style:style>
    <style:style style:name="P7" style:family="paragraph" style:parent-style-name="Text_20_body">
      <style:text-properties fo:font-weight="normal" officeooo:rsid="003a8645" officeooo:paragraph-rsid="003a8645" style:font-weight-asian="normal" style:font-weight-complex="normal"/>
    </style:style>
    <style:style style:name="P8" style:family="paragraph" style:parent-style-name="Text_20_body">
      <style:text-properties officeooo:paragraph-rsid="004887bc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1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12" style:family="paragraph" style:parent-style-name="Standard">
      <style:text-properties officeooo:paragraph-rsid="003f068d"/>
    </style:style>
    <style:style style:name="P13" style:family="paragraph" style:parent-style-name="Preformatted_20_Text">
      <style:text-properties officeooo:paragraph-rsid="004e822a"/>
    </style:style>
    <style:style style:name="P14" style:family="paragraph" style:parent-style-name="Preformatted_20_Text">
      <style:text-properties officeooo:rsid="004f3a8e" officeooo:paragraph-rsid="004f3a8e"/>
    </style:style>
    <style:style style:name="P15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P1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1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paragraph-rsid="004887bc"/>
    </style:style>
    <style:style style:name="P18" style:family="paragraph" style:parent-style-name="Table_20_Contents">
      <loext:graphic-properties draw:fill="none"/>
      <style:paragraph-properties fo:margin-left="0.3cm" fo:margin-right="0cm" fo:margin-top="0.101cm" fo:margin-bottom="0.101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76dc" officeooo:paragraph-rsid="002d76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loext:graphic-properties draw:fill="none"/>
      <style:paragraph-properties fo:margin-left="0.3cm" fo:margin-right="0cm" fo:margin-top="0.101cm" fo:margin-bottom="0.101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eb35" officeooo:paragraph-rsid="0032eb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loext:graphic-properties draw:fill="none"/>
      <style:paragraph-properties fo:margin-left="0.3cm" fo:margin-right="0cm" fo:margin-top="0.101cm" fo:margin-bottom="0.101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7ab8" officeooo:paragraph-rsid="00477a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loext:graphic-properties draw:fill="none"/>
      <style:paragraph-properties fo:margin-left="0.101cm" fo:margin-right="-0.101cm" fo:margin-top="0.101cm" fo:margin-bottom="0.101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76dc" officeooo:paragraph-rsid="002d76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loext:graphic-properties draw:fill="none"/>
      <style:paragraph-properties fo:margin-left="0.101cm" fo:margin-right="-0.101cm" fo:margin-top="0.101cm" fo:margin-bottom="0.101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84e7" officeooo:paragraph-rsid="004084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loext:graphic-properties draw:fill="none"/>
      <style:paragraph-properties fo:margin-left="0.101cm" fo:margin-right="-0.101cm" fo:margin-top="0.101cm" fo:margin-bottom="0.101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loext:graphic-properties draw:fill="none"/>
      <style:paragraph-properties fo:margin-left="0.101cm" fo:margin-right="-0.101cm" fo:margin-top="0.101cm" fo:margin-bottom="0.101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136d" officeooo:paragraph-rsid="002f136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loext:graphic-properties draw:fill="none"/>
      <style:paragraph-properties fo:margin-left="0.101cm" fo:margin-right="-0.101cm" fo:margin-top="0.101cm" fo:margin-bottom="0.101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3111" officeooo:paragraph-rsid="003131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loext:graphic-properties draw:fill="none"/>
      <style:paragraph-properties fo:margin-left="0.101cm" fo:margin-right="-0.101cm" fo:margin-top="0.101cm" fo:margin-bottom="0.101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3111" officeooo:paragraph-rsid="0032eb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loext:graphic-properties draw:fill="none"/>
      <style:paragraph-properties fo:margin-left="0.101cm" fo:margin-right="-0.101cm" fo:margin-top="0.101cm" fo:margin-bottom="0.101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eeeb" officeooo:paragraph-rsid="0043ee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loext:graphic-properties draw:fill="none"/>
      <style:paragraph-properties fo:margin-left="0.101cm" fo:margin-right="-0.101cm" fo:margin-top="0.101cm" fo:margin-bottom="0.101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eb35" officeooo:paragraph-rsid="0032eb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loext:graphic-properties draw:fill="none"/>
      <style:paragraph-properties fo:margin-left="0.101cm" fo:margin-right="-0.101cm" fo:margin-top="0.101cm" fo:margin-bottom="0.101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9285" officeooo:paragraph-rsid="004092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loext:graphic-properties draw:fill="none"/>
      <style:paragraph-properties fo:margin-left="0.101cm" fo:margin-right="-0.101cm" fo:margin-top="0.101cm" fo:margin-bottom="0.101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7ab8" officeooo:paragraph-rsid="00477a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loext:graphic-properties draw:fill="none"/>
      <style:paragraph-properties fo:margin-left="0.101cm" fo:margin-right="-0.101cm" fo:margin-top="0.101cm" fo:margin-bottom="0.101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38597" officeooo:paragraph-rsid="005385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loext:graphic-properties draw:fill="none"/>
      <style:paragraph-properties fo:margin-left="0.101cm" fo:margin-right="-0.101cm" fo:margin-top="0.101cm" fo:margin-bottom="0.101cm" loext:contextual-spacing="false" fo:text-align="start" style:justify-single-word="false" fo:text-indent="0cm" style:auto-text-indent="false" fo:background-color="transparent" text:number-lines="false" text:line-number="0"/>
      <style:text-properties officeooo:paragraph-rsid="0043eeeb"/>
    </style:style>
    <style:style style:name="P33" style:family="paragraph" style:parent-style-name="Standard">
      <style:paragraph-properties fo:text-align="center" style:justify-single-word="false"/>
    </style:style>
    <style:style style:name="P34" style:family="paragraph" style:parent-style-name="Heading_20_4">
      <style:text-properties officeooo:paragraph-rsid="004887bc"/>
    </style:style>
    <style:style style:name="P35" style:family="paragraph" style:parent-style-name="Heading_20_4">
      <style:text-properties fo:font-weight="bold" style:font-weight-asian="bold" style:font-weight-complex="bold"/>
    </style:style>
    <style:style style:name="P36" style:family="paragraph" style:parent-style-name="Preformatted_20_Text" style:list-style-name="L10">
      <style:text-properties officeooo:paragraph-rsid="004b1466"/>
    </style:style>
    <style:style style:name="P37" style:family="paragraph" style:parent-style-name="Preformatted_20_Text" style:list-style-name="L10">
      <style:text-properties officeooo:paragraph-rsid="004e822a"/>
    </style:style>
    <style:style style:name="P38" style:family="paragraph" style:parent-style-name="Text_20_body" style:list-style-name="L1"/>
    <style:style style:name="P39" style:family="paragraph" style:parent-style-name="Text_20_body" style:list-style-name="L2"/>
    <style:style style:name="P40" style:family="paragraph" style:parent-style-name="Text_20_body" style:list-style-name="L3"/>
    <style:style style:name="P41" style:family="paragraph" style:parent-style-name="Text_20_body" style:list-style-name="L4">
      <style:text-properties officeooo:rsid="00214e8d"/>
    </style:style>
    <style:style style:name="P42" style:family="paragraph" style:parent-style-name="Text_20_body" style:list-style-name="L5">
      <style:text-properties officeooo:rsid="00214e8d" officeooo:paragraph-rsid="00214e8d"/>
    </style:style>
    <style:style style:name="P43" style:family="paragraph" style:parent-style-name="Text_20_body" style:list-style-name="L3">
      <style:text-properties officeooo:rsid="0020b45f" officeooo:paragraph-rsid="00214e8d"/>
    </style:style>
    <style:style style:name="P44" style:family="paragraph" style:parent-style-name="Text_20_body" style:list-style-name="L3">
      <style:text-properties officeooo:rsid="00186f9a" officeooo:paragraph-rsid="00186f9a"/>
    </style:style>
    <style:style style:name="P45" style:family="paragraph" style:parent-style-name="Text_20_body" style:list-style-name="L6">
      <style:text-properties officeooo:rsid="0023f35c" officeooo:paragraph-rsid="0023f35c"/>
    </style:style>
    <style:style style:name="P46" style:family="paragraph" style:parent-style-name="Text_20_body" style:list-style-name="L7">
      <style:text-properties officeooo:rsid="0023f35c" officeooo:paragraph-rsid="0023f35c"/>
    </style:style>
    <style:style style:name="P47" style:family="paragraph" style:parent-style-name="Text_20_body" style:list-style-name="L8">
      <style:text-properties officeooo:rsid="0023f35c" officeooo:paragraph-rsid="0023f35c"/>
    </style:style>
    <style:style style:name="P48" style:family="paragraph" style:parent-style-name="Text_20_body" style:list-style-name="L3">
      <style:text-properties officeooo:rsid="001a9c8b" officeooo:paragraph-rsid="0023f35c"/>
    </style:style>
    <style:style style:name="P49" style:family="paragraph" style:parent-style-name="Text_20_body" style:list-style-name="L3">
      <style:text-properties officeooo:rsid="001a9c8b" officeooo:paragraph-rsid="001a9c8b"/>
    </style:style>
    <style:style style:name="P50" style:family="paragraph" style:parent-style-name="Text_20_body" style:list-style-name="L9">
      <style:text-properties officeooo:paragraph-rsid="002afe4f"/>
    </style:style>
    <style:style style:name="P51" style:family="paragraph" style:parent-style-name="Text_20_body" style:list-style-name="L9">
      <style:text-properties officeooo:rsid="0027269b" officeooo:paragraph-rsid="0027269b"/>
    </style:style>
    <style:style style:name="P52" style:family="paragraph" style:parent-style-name="Text_20_body" style:list-style-name="L9">
      <style:text-properties officeooo:rsid="004e2468" officeooo:paragraph-rsid="004e2468"/>
    </style:style>
    <style:style style:name="P53" style:family="paragraph" style:parent-style-name="Text_20_body" style:list-style-name="L9">
      <style:text-properties officeooo:rsid="0028bbfd" officeooo:paragraph-rsid="0028bbfd"/>
    </style:style>
    <style:style style:name="P54" style:family="paragraph" style:parent-style-name="Text_20_body" style:list-style-name="L9">
      <style:text-properties officeooo:rsid="004e822a" officeooo:paragraph-rsid="004e822a"/>
    </style:style>
    <style:style style:name="P55" style:family="paragraph" style:parent-style-name="Text_20_body" style:list-style-name="L11">
      <style:text-properties officeooo:rsid="004f3a8e" officeooo:paragraph-rsid="004f3a8e"/>
    </style:style>
    <style:style style:name="P56" style:family="paragraph" style:parent-style-name="Text_20_body" style:list-style-name="L12">
      <style:text-properties officeooo:rsid="004f3a8e" officeooo:paragraph-rsid="004f3a8e"/>
    </style:style>
    <style:style style:name="P57" style:family="paragraph" style:parent-style-name="Text_20_body" style:list-style-name="L13">
      <style:text-properties officeooo:rsid="004f3a8e" officeooo:paragraph-rsid="004f3a8e"/>
    </style:style>
    <style:style style:name="P58" style:family="paragraph" style:parent-style-name="Text_20_body">
      <style:text-properties officeooo:paragraph-rsid="005fc867"/>
    </style:style>
    <style:style style:name="P59" style:family="paragraph" style:parent-style-name="Text_20_body">
      <style:text-properties officeooo:paragraph-rsid="0061b333"/>
    </style:style>
    <style:style style:name="P60" style:family="paragraph" style:parent-style-name="Text_20_body" style:list-style-name="L14">
      <style:text-properties officeooo:paragraph-rsid="00624cfd"/>
    </style:style>
    <style:style style:name="P61" style:family="paragraph" style:parent-style-name="Text_20_body" style:list-style-name="L14" style:master-page-name="">
      <loext:graphic-properties draw:fill="none"/>
      <style:paragraph-properties fo:margin-left="0cm" fo:margin-right="0cm" fo:margin-top="0cm" fo:margin-bottom="0.247cm" loext:contextual-spacing="false" fo:line-height="115%" fo:text-indent="0cm" style:auto-text-indent="false" style:page-number="auto" fo:background-color="transparent"/>
      <style:text-properties officeooo:paragraph-rsid="00624cfd"/>
    </style:style>
    <style:style style:name="T1" style:family="text">
      <style:text-properties officeooo:rsid="0016cddc"/>
    </style:style>
    <style:style style:name="T2" style:family="text">
      <style:text-properties officeooo:rsid="00186f9a"/>
    </style:style>
    <style:style style:name="T3" style:family="text">
      <style:text-properties officeooo:rsid="00198521"/>
    </style:style>
    <style:style style:name="T4" style:family="text">
      <style:text-properties officeooo:rsid="001c5be5"/>
    </style:style>
    <style:style style:name="T5" style:family="text">
      <style:text-properties fo:font-size="14pt" style:font-size-asian="14pt"/>
    </style:style>
    <style:style style:name="T6" style:family="text">
      <style:text-properties fo:font-weight="bold"/>
    </style:style>
    <style:style style:name="T7" style:family="text">
      <style:text-properties fo:font-weight="bold" officeooo:rsid="00366f37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9" style:family="text">
      <style:text-properties fo:color="#000000" style:text-underline-style="solid" style:text-underline-width="auto" style:text-underline-color="font-color" style:text-underline-mode="continuous" style:text-overline-mode="continuous" style:text-line-through-mode="continuous" style:font-style-complex="italic"/>
    </style:style>
    <style:style style:name="T1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ee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385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size="16pt" fo:font-weight="bold" officeooo:rsid="001982c6" style:font-name-asian="Noto Serif CJK SC" style:font-size-asian="16pt" style:font-weight-asian="bold" style:font-name-complex="FreeSans"/>
    </style:style>
    <style:style style:name="T13" style:family="text">
      <style:text-properties fo:font-size="16pt" fo:font-weight="bold" style:font-size-asian="16pt" style:font-weight-asian="bold"/>
    </style:style>
    <style:style style:name="T14" style:family="text">
      <style:text-properties fo:font-style="italic" style:font-style-asian="italic" style:font-size-complex="9pt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officeooo:rsid="001ff0b7"/>
    </style:style>
    <style:style style:name="T17" style:family="text">
      <style:text-properties officeooo:rsid="0020a040"/>
    </style:style>
    <style:style style:name="T18" style:family="text">
      <style:text-properties officeooo:rsid="0020b45f"/>
    </style:style>
    <style:style style:name="T19" style:family="text">
      <style:text-properties officeooo:rsid="00214e8d"/>
    </style:style>
    <style:style style:name="T20" style:family="text">
      <style:text-properties officeooo:rsid="0021f4f9"/>
    </style:style>
    <style:style style:name="T21" style:family="text">
      <style:text-properties officeooo:rsid="0027269b"/>
    </style:style>
    <style:style style:name="T22" style:family="text">
      <style:text-properties officeooo:rsid="002a2006"/>
    </style:style>
    <style:style style:name="T23" style:family="text">
      <style:text-properties officeooo:rsid="002afe4f"/>
    </style:style>
    <style:style style:name="T24" style:family="text">
      <style:text-properties officeooo:rsid="002b93c6"/>
    </style:style>
    <style:style style:name="T25" style:family="text">
      <style:text-properties officeooo:rsid="0032eb35"/>
    </style:style>
    <style:style style:name="T26" style:family="text">
      <style:text-properties officeooo:rsid="0034b44e"/>
    </style:style>
    <style:style style:name="T27" style:family="text">
      <style:text-properties officeooo:rsid="0034e7a2"/>
    </style:style>
    <style:style style:name="T28" style:family="text">
      <style:text-properties officeooo:rsid="00365fa2"/>
    </style:style>
    <style:style style:name="T29" style:family="text">
      <style:text-properties officeooo:rsid="00366f37"/>
    </style:style>
    <style:style style:name="T30" style:family="text">
      <style:text-properties style:text-position="33% 80%" fo:font-weight="bold"/>
    </style:style>
    <style:style style:name="T31" style:family="text">
      <style:text-properties style:text-position="33% 80%" fo:font-weight="bold" officeooo:rsid="00366f37" style:font-weight-asian="normal" style:font-weight-complex="normal"/>
    </style:style>
    <style:style style:name="T32" style:family="text">
      <style:text-properties fo:font-weight="normal" officeooo:rsid="00366f37" style:font-weight-asian="normal" style:font-weight-complex="normal"/>
    </style:style>
    <style:style style:name="T33" style:family="text">
      <style:text-properties fo:font-weight="normal" officeooo:rsid="0038617a" style:font-weight-asian="normal" style:font-weight-complex="normal"/>
    </style:style>
    <style:style style:name="T34" style:family="text">
      <style:text-properties fo:font-weight="normal" officeooo:rsid="00389778" style:font-weight-asian="normal" style:font-weight-complex="normal"/>
    </style:style>
    <style:style style:name="T35" style:family="text">
      <style:text-properties fo:font-weight="normal" officeooo:rsid="00538597" style:font-weight-asian="normal" style:font-weight-complex="normal"/>
    </style:style>
    <style:style style:name="T36" style:family="text">
      <style:text-properties fo:font-weight="normal" officeooo:rsid="0054e41b" style:font-weight-asian="normal" style:font-weight-complex="normal"/>
    </style:style>
    <style:style style:name="T37" style:family="text">
      <style:text-properties fo:font-weight="normal" officeooo:rsid="005601bb" style:font-weight-asian="normal" style:font-weight-complex="normal"/>
    </style:style>
    <style:style style:name="T38" style:family="text">
      <style:text-properties officeooo:rsid="00389778"/>
    </style:style>
    <style:style style:name="T39" style:family="text">
      <style:text-properties style:text-position="super 58%" fo:font-weight="normal" officeooo:rsid="00389778" style:font-weight-asian="normal" style:font-weight-complex="normal"/>
    </style:style>
    <style:style style:name="T40" style:family="text">
      <style:text-properties officeooo:rsid="0039d36c"/>
    </style:style>
    <style:style style:name="T41" style:family="text">
      <style:text-properties fo:color="#808000"/>
    </style:style>
    <style:style style:name="T42" style:family="text">
      <style:text-properties fo:color="#808000" officeooo:rsid="004b1466"/>
    </style:style>
    <style:style style:name="T43" style:family="text">
      <style:text-properties fo:color="#c0c0c0"/>
    </style:style>
    <style:style style:name="T44" style:family="text">
      <style:text-properties fo:color="#c0c0c0" officeooo:rsid="004b1466"/>
    </style:style>
    <style:style style:name="T45" style:family="text">
      <style:text-properties fo:color="#800080"/>
    </style:style>
    <style:style style:name="T46" style:family="text">
      <style:text-properties fo:color="#800080" fo:font-weight="bold"/>
    </style:style>
    <style:style style:name="T47" style:family="text">
      <style:text-properties fo:color="#800080" officeooo:rsid="004b1466"/>
    </style:style>
    <style:style style:name="T48" style:family="text">
      <style:text-properties fo:color="#800000"/>
    </style:style>
    <style:style style:name="T49" style:family="text">
      <style:text-properties fo:color="#800000" style:font-name="Liberation Mono" fo:font-size="10pt" officeooo:rsid="0054a8cb" style:font-name-asian="Noto Sans Mono CJK SC" style:font-size-asian="10pt" style:font-name-complex="Liberation Mono" style:font-size-complex="10pt"/>
    </style:style>
    <style:style style:name="T50" style:family="text">
      <style:text-properties fo:color="#000080"/>
    </style:style>
    <style:style style:name="T51" style:family="text">
      <style:text-properties fo:color="#008000"/>
    </style:style>
    <style:style style:name="T52" style:family="text">
      <style:text-properties officeooo:rsid="004b1466"/>
    </style:style>
    <style:style style:name="T53" style:family="text">
      <style:text-properties fo:color="#00677c"/>
    </style:style>
    <style:style style:name="T54" style:family="text">
      <style:text-properties fo:color="#00677c" fo:font-weight="bold"/>
    </style:style>
    <style:style style:name="T55" style:family="text">
      <style:text-properties fo:color="#00677c" fo:font-weight="bold" officeooo:rsid="004b1466"/>
    </style:style>
    <style:style style:name="T56" style:family="text">
      <style:text-properties fo:color="#092e64"/>
    </style:style>
    <style:style style:name="T57" style:family="text">
      <style:text-properties fo:color="#092e64" officeooo:rsid="004b1466"/>
    </style:style>
    <style:style style:name="T58" style:family="text">
      <style:text-properties officeooo:rsid="00538597"/>
    </style:style>
    <style:style style:name="T59" style:family="text">
      <style:text-properties officeooo:rsid="0059bd8d"/>
    </style:style>
    <style:style style:name="T60" style:family="text">
      <style:text-properties officeooo:rsid="005da5bd"/>
    </style:style>
    <style:style style:name="T61" style:family="text">
      <style:text-properties fo:font-size="18pt" style:font-size-asian="18pt" style:font-size-complex="18pt"/>
    </style:style>
    <style:style style:name="T62" style:family="text">
      <style:text-properties fo:font-size="18pt" officeooo:rsid="005da5bd" style:font-size-asian="18pt" style:font-size-complex="18pt"/>
    </style:style>
    <style:style style:name="T63" style:family="text">
      <style:text-properties fo:font-size="18pt" officeooo:rsid="005ee162" style:font-size-asian="18pt" style:font-size-complex="18pt"/>
    </style:style>
    <style:style style:name="T64" style:family="text">
      <style:text-properties style:font-name="sans-serif" fo:font-size="7.59999990463257pt"/>
    </style:style>
    <style:style style:name="T65" style:family="text">
      <style:text-properties officeooo:rsid="005fc867"/>
    </style:style>
    <style:style style:name="T66" style:family="text">
      <style:text-properties officeooo:rsid="00624cfd"/>
    </style:style>
    <style:style style:name="fr1" style:family="graphic" style:parent-style-name="Graphics">
      <style:graphic-properties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Standard"><draw:frame draw:style-name="fr1" draw:name="Рисунок 5" text:anchor-type="paragraph" svg:x="-0.039cm" svg:y="0.582cm" svg:width="2.037cm" style:rel-width="scale" svg:height="2.302cm" style:rel-height="scale" draw:z-index="0"><draw:image xlink:href="Pictures/10000000000000B0000000C735E6AAF6DAB409D4.jpg" xlink:type="simple" xlink:show="embed" xlink:actuate="onLoad" loext:mime-type="image/jpeg"/><svg:desc>Gerb-BMSTU_01</svg:desc></draw:frame></text:p>
          </table:table-cell>
          <table:table-cell table:style-name="Table1.A1" office:value-type="string">
            <text:p text:style-name="Standard">Министерство образования и науки Российской Федерации</text:p>
            <text:p text:style-name="Standard">Федеральное государственное бюджетное образовательное учреждение</text:p>
            <text:p text:style-name="Standard">высшего образования</text:p>
            <text:p text:style-name="Standard">«Московский государственный технический университет</text:p>
            <text:p text:style-name="Standard">имени Н.Э. Баумана</text:p>
            <text:p text:style-name="Standard">(национальный исследовательский университет)»</text:p>
            <text:p text:style-name="Standard">(МГТУ им. Н.Э. Баумана)</text:p>
          </table:table-cell>
        </table:table-row>
      </table:table>
      <text:p text:style-name="Standard"/>
      <text:p text:style-name="Standard"/>
      <text:p text:style-name="Standard">ФАКУЛЬТЕТ<text:span text:style-name="T8"> <text:s text:c="34"/>Информатика и системы управления (ИУ) <text:s text:c="42"/></text:span></text:p>
      <text:p text:style-name="Standard"/>
      <text:p text:style-name="Standard">КАФЕДРА<text:span text:style-name="T8"> <text:s text:c="14"/></text:span><text:span text:style-name="T9">Программное обеспечение ЭВМ и информационные технологии (ИУ7) <text:s text:c="21"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/>
      <text:p text:style-name="Standard"/>
      <text:p text:style-name="P9"><text:span text:style-name="T61">ОТЧЕТ ПО ЛАБОРАТОРНОЙ РАБОТЕ №</text:span><text:span text:style-name="T62">2</text:span><text:span text:style-name="T61"><text:line-break/></text:span><text:span text:style-name="T63">ЗАПИСИ С ВАРИАНТАМИ, ОБРАБОТКА ТАБЛИЦ</text:span></text:p>
      <text:p text:style-name="P11">ДИСЦИПЛИНА: ТИПЫ И СТРУКТУРЫ ДАННЫХ</text:p>
      <text:p text:style-name="P1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5">Студент, группа<text:tab/><text:tab/><text:tab/><text:tab/><text:tab/><text:tab/></text:span><text:span text:style-name="T12">Боренко А</text:span><text:span text:style-name="T13">. ИУ7-32Б</text:span><text:span text:style-name="T5"><text:tab/><text:tab/><text:tab/><text:tab/></text:span><text:span text:style-name="T14"> <text:s text:c="7"/></text:span></text:p>
      <text:p text:style-name="Standard"/>
      <text:p text:style-name="Standard"><text:s text:c="8"/></text:p>
      <text:p text:style-name="Standard"/>
      <text:p text:style-name="Standard"/>
      <text:p text:style-name="Standard"/>
      <text:p text:style-name="Standard"/>
      <text:p text:style-name="Standard"/>
      <text:p text:style-name="P9"><text:span text:style-name="T15">2020 г</text:span>.</text:p>
      <text:h text:style-name="Heading_20_2" text:outline-level="2"><text:soft-page-break/>Цель работы</text:h>
      <text:p text:style-name="P58"><text:span text:style-name="T65">П</text:span>риобрести навыки работы с типом данных «запись»(«структура»<text:span text:style-name="T65">), </text:span>содержащим вариантную часть, и с данными, хранящимися в таблицах. Оценить относительную эффективность программы (в процентах) по времени и по используемому объему памятив зависимости от используемого алгоритма и от объема сортируемой информации.</text:p>
      <text:h text:style-name="Heading_20_2" text:outline-level="2">Описание условия задачи</text:h>
      <text:p text:style-name="P59"><text:span text:style-name="Основной_20_шрифт_20_абзаца">Создать таблицу, содержащую не менее 40-ка записей (тип –запись с вариантами(объединениями)). Упорядочить данные в ней по возрастанию ключей, двумя алгоритмами сортировки, где ключ –любое невариантное поле (по выбору программиста), используя: </text:span></text:p>
      <text:list xml:id="list183517213" text:style-name="L14">
        <text:list-item>
          <text:p text:style-name="P60"><text:span text:style-name="Основной_20_шрифт_20_абзаца">саму таблицу</text:span></text:p>
        </text:list-item>
        <text:list-item>
          <text:p text:style-name="P60"><text:span text:style-name="Основной_20_шрифт_20_абзаца">массив ключей</text:span></text:p>
          <text:p text:style-name="P61"><text:span text:style-name="Основной_20_шрифт_20_абзаца"><text:span text:style-name="T66">(</text:span></text:span><text:span text:style-name="Основной_20_шрифт_20_абзаца">Возможность добавления и удаления записей в ручном режиме обязательна). Осуществить поиск информации по варианту.</text:span></text:p>
        </text:list-item>
      </text:list>
      <text:p text:style-name="P59"><text:span text:style-name="Основной_20_шрифт_20_абзаца">Ввести список стран, содержащий название страны, количество жителей, столицу, материк, основной вид туризма (экскурсионный - количество объектов, основной вид (природа, история, искусство); пляжный –основной сезон, температура воздуха и воды, время полета до страны; спортивный –вид спорта (горные лыжи, серфинг, восхождения), минимальная стоимость отдыха). Вывести список стран на выбранном материке, где можно заняться указанным видом спорта</text:span></text:p>
      <text:h text:style-name="Heading_20_2" text:outline-level="2">Описание Т<text:span text:style-name="T16">ехнического Задания</text:span></text:h>
      <text:h text:style-name="Heading_20_4" text:outline-level="4">Описание <text:span text:style-name="T1">ис</text:span>ходных данных <text:span text:style-name="T1">и результатов</text:span></text:h>
      <text:h text:style-name="Heading_20_5" text:outline-level="5">Исходные данные: </text:h>
      <text:list xml:id="list3031366502" text:style-name="L1">
        <text:list-item>
          <text:p text:style-name="P38">мантисса первого множителя (строка, кол-во символов которой &lt;= 32 и которая может содержать точку, от 0 до 30 символов цифр, и знак ±.</text:p>
        </text:list-item>
        <text:list-item>
          <text:p text:style-name="P38">порядок первого множителя (целое число, лежащее в диапазоне [-99999, +99999])</text:p>
        </text:list-item>
        <text:list-item>
          <text:p text:style-name="P38">второй множитель (целое число, содержащее не более 30 символов)</text:p>
        </text:list-item>
      </text:list>
      <text:h text:style-name="Heading_20_5" text:outline-level="5">Реультаты:</text:h>
      <text:list xml:id="list1337967401" text:style-name="L2">
        <text:list-item>
          <text:p text:style-name="P39">Нормализованное число</text:p>
        </text:list-item>
      </text:list>
      <text:h text:style-name="Heading_20_4" text:outline-level="4">Описание задачи, реализуемой программой</text:h>
      <text:p text:style-name="P1"><text:span text:style-name="T2">Умножить два числа: </text:span><text:span text:style-name="T17">действительное и целое. (Точность результата — 30 цифр)</text:span></text:p>
      <text:h text:style-name="Heading_20_4" text:outline-level="4">Способ обращения к программе</text:h>
      <text:p text:style-name="P1"><text:span text:style-name="T2">Обращение к программе происходит через терминал. </text:span><text:span text:style-name="T17">В командную строку вводится «./main.exe». </text:span></text:p>
      <text:h text:style-name="Heading_20_4" text:outline-level="4"><text:soft-page-break/>Описание возможных аварийных ситуаций и ошибок пользователя</text:h>
      <text:list xml:id="list565956803" text:style-name="L3">
        <text:list-item>
          <text:p text:style-name="P40"><text:span text:style-name="T2">Некорректный ввод </text:span><text:span text:style-name="T18">строки с целым числом </text:span><text:span text:style-name="T19">(в введенной строке есть символы кроме цифр </text:span><text:span text:style-name="T20">и пробела</text:span><text:span text:style-name="T19">)</text:span></text:p>
        </text:list-item>
      </text:list>
      <text:list xml:id="list3677920968" text:style-name="L4">
        <text:list-item>
          <text:list>
            <text:list-item>
              <text:p text:style-name="P41">Сообщение: Некорректный ввод</text:p>
            </text:list-item>
          </text:list>
        </text:list-item>
      </text:list>
      <text:list xml:id="list123012287868771" text:continue-list="list565956803" text:style-name="L3">
        <text:list-item>
          <text:p text:style-name="P43">Некорректный ввод строки с действительным числом <text:span text:style-name="T19">(в введенной строке есть символы кроме пробела, цифр, точки и Е)</text:span></text:p>
        </text:list-item>
      </text:list>
      <text:list xml:id="list2599653057" text:style-name="L5">
        <text:list-item>
          <text:list>
            <text:list-item>
              <text:p text:style-name="P42">Сообщение: Некорректный ввод</text:p>
            </text:list-item>
          </text:list>
        </text:list-item>
      </text:list>
      <text:list xml:id="list123011869941256" text:continue-list="list123012287868771" text:style-name="L3">
        <text:list-item>
          <text:p text:style-name="P44">Превышение кол-ва чисел при вводе <text:span text:style-name="T3">мантиссы</text:span></text:p>
        </text:list-item>
      </text:list>
      <text:list xml:id="list738539892" text:style-name="L6">
        <text:list-item>
          <text:list>
            <text:list-item>
              <text:p text:style-name="P45">Сообщение: Превышение мантиссы при вводе</text:p>
            </text:list-item>
          </text:list>
        </text:list-item>
      </text:list>
      <text:list xml:id="list123011065029799" text:continue-list="list123011869941256" text:style-name="L3">
        <text:list-item>
          <text:p text:style-name="P48">Превышение кол-ва чисел при вводе порядка</text:p>
        </text:list-item>
      </text:list>
      <text:list xml:id="list330796282" text:style-name="L7">
        <text:list-item>
          <text:list>
            <text:list-item>
              <text:p text:style-name="P46">Сообщение: Превышение порядка при вводе</text:p>
            </text:list-item>
          </text:list>
        </text:list-item>
      </text:list>
      <text:list xml:id="list123012369817688" text:continue-list="list123011065029799" text:style-name="L3">
        <text:list-item>
          <text:p text:style-name="P49">Превышение порядка при рас<text:span text:style-name="T4">сч</text:span>етах</text:p>
        </text:list-item>
      </text:list>
      <text:list xml:id="list445021056" text:style-name="L8">
        <text:list-item>
          <text:list>
            <text:list-item>
              <text:p text:style-name="P47">Сообщение: Превышение порядка при вычислениях</text:p>
            </text:list-item>
          </text:list>
        </text:list-item>
      </text:list>
      <text:h text:style-name="Heading_20_2" text:outline-level="2">Описание внутренних структур данных</text:h>
      <text:h text:style-name="P34" text:outline-level="4">Для хранения действительного числа:</text:h>
      <text:p text:style-name="P8"/>
      <text:p text:style-name="P17"><text:span text:style-name="T41">struct</text:span><text:span text:style-name="T43"> </text:span><text:span text:style-name="T46">first_number</text:span></text:p>
      <text:p text:style-name="P17">{</text:p>
      <text:p text:style-name="P17"><text:span text:style-name="T43"><text:s text:c="4"/></text:span><text:span text:style-name="T41">char</text:span><text:span text:style-name="T43"> </text:span><text:span text:style-name="T48">mantissa</text:span>[<text:span text:style-name="T50">MAX_MANTISSA_LEN</text:span><text:span text:style-name="T43"> </text:span>+<text:span text:style-name="T43"> </text:span><text:span text:style-name="T50">1</text:span>];<text:span text:style-name="T43"> </text:span><text:span text:style-name="T51">//число</text:span><text:span text:style-name="T43"> </text:span><text:span text:style-name="T51">хранится</text:span><text:span text:style-name="T43"> </text:span><text:span text:style-name="T51">задом</text:span><text:span text:style-name="T43"> </text:span><text:span text:style-name="T51">наперед</text:span></text:p>
      <text:p text:style-name="P17"><text:span text:style-name="T43"><text:s text:c="4"/></text:span><text:span text:style-name="T51">//int</text:span><text:span text:style-name="T43"> </text:span><text:span text:style-name="T51">point_position;</text:span></text:p>
      <text:p text:style-name="P17"><text:span text:style-name="T43"><text:s text:c="4"/></text:span><text:span text:style-name="T41">char</text:span><text:span text:style-name="T43"> </text:span><text:span text:style-name="T48">sign</text:span>;</text:p>
      <text:p text:style-name="P17"><text:span text:style-name="T43"><text:s text:c="4"/></text:span><text:span text:style-name="T41">long</text:span><text:span text:style-name="T43"> </text:span><text:span text:style-name="T41">int</text:span><text:span text:style-name="T43"> </text:span><text:span text:style-name="T48">order</text:span>;</text:p>
      <text:p text:style-name="P8">};</text:p>
      <text:h text:style-name="Heading_20_4" text:outline-level="4">Для хранения <text:span text:style-name="T21">целого </text:span>числа:<text:line-break/></text:h>
      <text:p text:style-name="P16"><text:span text:style-name="T41">struct</text:span><text:span text:style-name="T43"> </text:span><text:span text:style-name="T46">second_number</text:span></text:p>
      <text:p text:style-name="P16">{</text:p>
      <text:p text:style-name="P16"><text:span text:style-name="T43"><text:s text:c="4"/></text:span><text:span text:style-name="T41">char</text:span><text:span text:style-name="T43"> </text:span><text:span text:style-name="T49">num</text:span>[<text:span text:style-name="T50">MAX_MANTISSA_LEN</text:span><text:span text:style-name="T43"> </text:span>+<text:span text:style-name="T43"> </text:span><text:span text:style-name="T50">1</text:span>];<text:span text:style-name="T43"> </text:span><text:span text:style-name="T51">//число</text:span><text:span text:style-name="T43"> </text:span><text:span text:style-name="T51">хранится</text:span><text:span text:style-name="T43"> </text:span><text:span text:style-name="T51">задом</text:span><text:span text:style-name="T43"> </text:span><text:span text:style-name="T51">наперед</text:span></text:p>
      <text:p text:style-name="P16"><text:span text:style-name="T43"><text:s text:c="4"/></text:span><text:span text:style-name="T41">char</text:span><text:span text:style-name="T43"> </text:span><text:span text:style-name="T48">sign</text:span>;</text:p>
      <text:p text:style-name="P15">};</text:p>
      <text:h text:style-name="Heading_20_2" text:outline-level="2">Оп<text:span text:style-name="T4">и</text:span>сание алгоритма</text:h>
      <text:list xml:id="list111792035" text:style-name="L9">
        <text:list-item>
          <text:p text:style-name="P51">Вход &gt;&gt; две строки (с действительным и целым числами)</text:p>
        </text:list-item>
        <text:list-item>
          <text:p text:style-name="P51">Считывание входных данных</text:p>
        </text:list-item>
        <text:list-item>
          <text:p text:style-name="P52">Проверка входных данных</text:p>
        </text:list-item>
        <text:list-item>
          <text:p text:style-name="P51">Если есть ошибка в<text:span text:style-name="T58">о</text:span> введенных данных</text:p>
          <text:list>
            <text:list-item>
              <text:p text:style-name="P51">То вывести сообщение об ошибке</text:p>
            </text:list-item>
            <text:list-item>
              <text:p text:style-name="P51"><text:soft-page-break/>Вернуть код ошибки и завершить программу</text:p>
            </text:list-item>
          </text:list>
        </text:list-item>
        <text:list-item>
          <text:p text:style-name="P51">Иначе записать данные в структуры:</text:p>
          <text:list>
            <text:list-item>
              <text:p text:style-name="P51">Записать вещественное число в первую структуру: <text:span text:style-name="T59">число нормализуется, </text:span>мантисса записывается в символьный массив, знак в символьную переменную</text:p>
            </text:list-item>
            <text:list-item>
              <text:p text:style-name="P53">Записать целое число во вторую структуру: <text:span text:style-name="T58">цифры</text:span> записыва<text:span text:style-name="T58">ю</text:span>тся в символьный массив, знак в символьную переменную</text:p>
            </text:list-item>
          </text:list>
        </text:list-item>
        <text:list-item>
          <text:p text:style-name="P50"><text:span text:style-name="T22">Умножение чисел <text:s/></text:span><text:span text:style-name="T23">(умножение в столбик</text:span><text:span text:style-name="T24">) (переводить символы в числа в процессе умножения</text:span><text:span text:style-name="T23">)</text:span></text:p>
        </text:list-item>
        <text:list-item>
          <text:p text:style-name="P54">Вывести результат</text:p>
        </text:list-item>
        <text:list-item>
          <text:p text:style-name="P54">Если при выводе возникла ошибка</text:p>
          <text:list>
            <text:list-item>
              <text:p text:style-name="P54">Вывести сообщение об ошибк<text:span text:style-name="T58">е</text:span></text:p>
            </text:list-item>
          </text:list>
        </text:list-item>
        <text:list-item>
          <text:p text:style-name="P54">Завершить программу и вернуть код ошибки</text:p>
        </text:list-item>
      </text:list>
      <text:h text:style-name="Heading_20_2" text:outline-level="2"><text:span text:style-name="T52">Основные ф</text:span>ункции</text:h>
      <text:list xml:id="list1493382898" text:style-name="L10">
        <text:list-item>
          <text:p text:style-name="P36"><text:span text:style-name="T52"><text:s text:c="6"/></text:span><text:span text:style-name="T41">int</text:span><text:span text:style-name="T43"> </text:span>read_first_number(fns<text:span text:style-name="T43"> </text:span>*number);</text:p>
        </text:list-item>
        <text:list-item>
          <text:p text:style-name="P36"><text:span text:style-name="T41"><text:s text:c="6"/>int</text:span><text:span text:style-name="T43"> </text:span><text:span text:style-name="T54">read_second_number</text:span>(<text:span text:style-name="T45">sns</text:span><text:span text:style-name="T43"> </text:span>*<text:span text:style-name="T56">number</text:span>);</text:p>
        </text:list-item>
        <text:list-item>
          <text:p text:style-name="P37"><text:span text:style-name="T41">int</text:span><text:span text:style-name="T43"> </text:span>multiplicate(fns<text:span text:style-name="T43"> </text:span>first_num,<text:span text:style-name="T43"> </text:span>sns<text:span text:style-name="T43"> </text:span>second_num,<text:span text:style-name="T43"> </text:span>fns<text:span text:style-name="T43"> </text:span>*answer);</text:p>
        </text:list-item>
        <text:list-item>
          <text:p text:style-name="P37"><text:span text:style-name="T42"><text:s text:c="6"/>int</text:span><text:span text:style-name="T44"> </text:span><text:span text:style-name="T55">output_first_number</text:span><text:span text:style-name="T52">(</text:span><text:span text:style-name="T47">fns</text:span><text:span text:style-name="T44"> </text:span><text:span text:style-name="T57">number</text:span><text:span text:style-name="T52">);</text:span></text:p>
        </text:list-item>
      </text:list>
      <text:p text:style-name="P13"/>
      <text:h text:style-name="Heading_20_4" text:outline-level="4"><text:span text:style-name="T41">int</text:span><text:span text:style-name="T43"> </text:span><text:span text:style-name="T53">read_first_number</text:span>(fns<text:span text:style-name="T43"> </text:span>*number);</text:h>
      <text:list xml:id="list1526319332" text:style-name="L11">
        <text:list-item>
          <text:p text:style-name="P55">Считать мантиссу</text:p>
        </text:list-item>
        <text:list-item>
          <text:p text:style-name="P55">Если при считавынии произошла ошибка</text:p>
          <text:list>
            <text:list-item>
              <text:p text:style-name="P55">Вернуть код ошибки</text:p>
            </text:list-item>
          </text:list>
        </text:list-item>
        <text:list-item>
          <text:p text:style-name="P55">Перевернуть мантиссу</text:p>
        </text:list-item>
        <text:list-item>
          <text:p text:style-name="P55">Считать порядок</text:p>
        </text:list-item>
        <text:list-item>
          <text:p text:style-name="P55">Если при считав<text:span text:style-name="T58">а</text:span>нии произошла ошибка</text:p>
          <text:list>
            <text:list-item>
              <text:p text:style-name="P55">Вернуть код ошибки</text:p>
            </text:list-item>
          </text:list>
        </text:list-item>
        <text:list-item>
          <text:p text:style-name="P55">Вернуть код удачного завершения </text:p>
        </text:list-item>
      </text:list>
      <text:h text:style-name="Heading_20_4" text:outline-level="4"><text:span text:style-name="T41">int</text:span><text:span text:style-name="T43"> </text:span><text:span text:style-name="T54">read_second_number</text:span>(<text:span text:style-name="T45">sns</text:span><text:span text:style-name="T43"> </text:span>*<text:span text:style-name="T56">number</text:span>);</text:h>
      <text:list xml:id="list2223579648" text:style-name="L12">
        <text:list-item>
          <text:p text:style-name="P56">Считать <text:span text:style-name="T58">цифры целого числа</text:span></text:p>
        </text:list-item>
        <text:list-item>
          <text:p text:style-name="P56">Если при считывании произошла ошибка</text:p>
          <text:list>
            <text:list-item>
              <text:p text:style-name="P56">Вернуть код ошибки</text:p>
            </text:list-item>
          </text:list>
        </text:list-item>
        <text:list-item>
          <text:p text:style-name="P56">Перевернуть <text:span text:style-name="T58">число</text:span></text:p>
        </text:list-item>
        <text:list-item>
          <text:p text:style-name="P56">Вернуть код удачного завершения</text:p>
        </text:list-item>
      </text:list>
      <text:p text:style-name="P14"/>
      <text:h text:style-name="Heading_20_4" text:outline-level="4"><text:soft-page-break/><text:span text:style-name="T41">int</text:span><text:span text:style-name="T43"> </text:span>multiplicate(fns<text:span text:style-name="T43"> </text:span>first_num,<text:span text:style-name="T43"> </text:span>sns<text:span text:style-name="T43"> </text:span>second_num,<text:span text:style-name="T43"> </text:span>fns<text:span text:style-name="T43"> </text:span>*answer);</text:h>
      <text:list xml:id="list2991042081" text:style-name="L13">
        <text:list-item>
          <text:p text:style-name="P57">Перемножить две строки</text:p>
          <text:list>
            <text:list-item>
              <text:p text:style-name="P57">Для каждой цифры из мантиссы второго числа (пока не конец строки):</text:p>
              <text:list>
                <text:list-item>
                  <text:p text:style-name="P57">Перемножить строку и число</text:p>
                </text:list-item>
                <text:list-item>
                  <text:p text:style-name="P57">Добавить в промежуточный результат</text:p>
                </text:list-item>
                <text:list-item>
                  <text:p text:style-name="P57">Изменить индекс записи в результат</text:p>
                </text:list-item>
                <text:list-item>
                  <text:p text:style-name="P57">Обновить значение длины результата</text:p>
                </text:list-item>
                <text:list-item>
                  <text:p text:style-name="P57">Если максимальное кол-во символов превышено</text:p>
                  <text:list>
                    <text:list-item>
                      <text:p text:style-name="P57">То округлить</text:p>
                    </text:list-item>
                  </text:list>
                </text:list-item>
              </text:list>
            </text:list-item>
            <text:list-item>
              <text:p text:style-name="P57">Переписать промежуточный результат в окончательный</text:p>
            </text:list-item>
          </text:list>
        </text:list-item>
      </text:list>
      <text:h text:style-name="Heading_20_2" text:outline-level="2">Набор тестов</text:h>
      <table:table table:name="Table2" table:style-name="Table2" table:template-name="Academic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8">№</text:p>
          </table:table-cell>
          <table:table-cell table:style-name="Table2.A1" office:value-type="string">
            <text:p text:style-name="P21">Тест</text:p>
          </table:table-cell>
          <table:table-cell table:style-name="Table2.A1" office:value-type="string">
            <text:p text:style-name="P21">Число 1</text:p>
          </table:table-cell>
          <table:table-cell table:style-name="Table2.A1" office:value-type="string">
            <text:p text:style-name="P21">Число 2</text:p>
          </table:table-cell>
          <table:table-cell table:style-name="Table2.A1" office:value-type="string">
            <text:p text:style-name="P21">Результат</text:p>
          </table:table-cell>
        </table:table-row>
        <table:table-row table:style-name="Table2.1">
          <table:table-cell table:style-name="Table2.A2" office:value-type="string">
            <text:p text:style-name="P18">1</text:p>
          </table:table-cell>
          <table:table-cell table:style-name="Table2.B2" office:value-type="float" office:value="0">
            <text:p text:style-name="P22">0</text:p>
          </table:table-cell>
          <table:table-cell table:style-name="Table2.B2" office:value-type="float" office:value="0">
            <text:p text:style-name="P22">0</text:p>
          </table:table-cell>
          <table:table-cell table:style-name="Table2.B2" office:value-type="float" office:value="0">
            <text:p text:style-name="P23">0</text:p>
          </table:table-cell>
          <table:table-cell table:style-name="Table2.B2" office:value-type="float" office:value="0">
            <text:p text:style-name="P22">0</text:p>
          </table:table-cell>
        </table:table-row>
        <table:table-row table:style-name="Table2.1">
          <table:table-cell table:style-name="Table2.A2" office:value-type="string">
            <text:p text:style-name="P18">2</text:p>
          </table:table-cell>
          <table:table-cell table:style-name="Table2.B2" office:value-type="float" office:value="0">
            <text:p text:style-name="P22">0</text:p>
          </table:table-cell>
          <table:table-cell table:style-name="Table2.A2" office:value-type="string">
            <text:p text:style-name="P31">10.10.10</text:p>
          </table:table-cell>
          <table:table-cell table:style-name="Table2.B2" office:value-type="float" office:value="0">
            <text:p text:style-name="P21">0</text:p>
          </table:table-cell>
          <table:table-cell table:style-name="Table2.B2" office:value-type="float" office:value="0">
            <text:p text:style-name="P22">0</text:p>
          </table:table-cell>
        </table:table-row>
        <table:table-row table:style-name="Table2.1">
          <table:table-cell table:style-name="Table2.A2" office:value-type="string">
            <text:p text:style-name="P18">3</text:p>
          </table:table-cell>
          <table:table-cell table:style-name="Table2.B2" office:value-type="float" office:value="0">
            <text:p text:style-name="P22">0</text:p>
          </table:table-cell>
          <table:table-cell table:style-name="Table2.B2" office:value-type="float" office:value="0">
            <text:p text:style-name="P24">0</text:p>
          </table:table-cell>
          <table:table-cell table:style-name="Table2.B2" office:value-type="float" office:value="0">
            <text:p text:style-name="P23">0</text:p>
          </table:table-cell>
          <table:table-cell table:style-name="Table2.B2" office:value-type="float" office:value="0">
            <text:p text:style-name="P22">0</text:p>
          </table:table-cell>
        </table:table-row>
        <table:table-row table:style-name="Table2.1">
          <table:table-cell table:style-name="Table2.A2" office:value-type="string">
            <text:p text:style-name="P18">4</text:p>
          </table:table-cell>
          <table:table-cell table:style-name="Table2.B2" office:value-type="float" office:value="0">
            <text:p text:style-name="P22">0</text:p>
          </table:table-cell>
          <table:table-cell table:style-name="Table2.B2" office:value-type="float" office:value="10">
            <text:p text:style-name="P24">10</text:p>
          </table:table-cell>
          <table:table-cell table:style-name="Table2.B2" office:value-type="float" office:value="0">
            <text:p text:style-name="P22">0</text:p>
          </table:table-cell>
          <table:table-cell table:style-name="Table2.B2" office:value-type="float" office:value="0">
            <text:p text:style-name="P22">0</text:p>
          </table:table-cell>
        </table:table-row>
        <table:table-row table:style-name="Table2.1">
          <table:table-cell table:style-name="Table2.A2" office:value-type="string">
            <text:p text:style-name="P18">5</text:p>
          </table:table-cell>
          <table:table-cell table:style-name="Table2.B2" office:value-type="float" office:value="0">
            <text:p text:style-name="P22">0</text:p>
          </table:table-cell>
          <table:table-cell table:style-name="Table2.B2" office:value-type="float" office:value="10">
            <text:p text:style-name="P24">10</text:p>
          </table:table-cell>
          <table:table-cell table:style-name="Table2.B2" office:value-type="float" office:value="0">
            <text:p text:style-name="P22">0</text:p>
          </table:table-cell>
          <table:table-cell table:style-name="Table2.B2" office:value-type="float" office:value="0">
            <text:p text:style-name="P22">0</text:p>
          </table:table-cell>
        </table:table-row>
        <table:table-row table:style-name="Table2.1">
          <table:table-cell table:style-name="Table2.A2" office:value-type="string">
            <text:p text:style-name="P18">6</text:p>
          </table:table-cell>
          <table:table-cell table:style-name="Table2.B2" office:value-type="float" office:value="0">
            <text:p text:style-name="P22">0</text:p>
          </table:table-cell>
          <table:table-cell table:style-name="Table2.B2" office:value-type="float" office:value="0">
            <text:p text:style-name="P25">99...99</text:p>
            <text:p text:style-name="P25">(31 - «9»)</text:p>
          </table:table-cell>
          <table:table-cell table:style-name="Table2.B2" office:value-type="float" office:value="10">
            <text:p text:style-name="P25">10</text:p>
          </table:table-cell>
          <table:table-cell table:style-name="Table2.B2" office:value-type="float" office:value="0">
            <text:p text:style-name="P27">0</text:p>
          </table:table-cell>
        </table:table-row>
        <table:table-row table:style-name="Table2.1">
          <table:table-cell table:style-name="Table2.A2" office:value-type="string">
            <text:p text:style-name="P18">7</text:p>
          </table:table-cell>
          <table:table-cell table:style-name="Table2.B2" office:value-type="float" office:value="0">
            <text:p text:style-name="P22">0</text:p>
          </table:table-cell>
          <table:table-cell table:style-name="Table2.B2" office:value-type="float" office:value="10">
            <text:p text:style-name="P25">10</text:p>
          </table:table-cell>
          <table:table-cell table:style-name="Table2.B2" office:value-type="float" office:value="0">
            <text:p text:style-name="P25">99...99</text:p>
            <text:p text:style-name="P25">(31 - «9»)</text:p>
          </table:table-cell>
          <table:table-cell table:style-name="Table2.A2" office:value-type="string">
            <text:p text:style-name="P32"><text:span text:style-name="T10">Превышение </text:span><text:span text:style-name="T11">количества цифр числа</text:span><text:span text:style-name="T10"> при вводе</text:span></text:p>
          </table:table-cell>
        </table:table-row>
        <table:table-row table:style-name="Table2.1">
          <table:table-cell table:style-name="Table2.A2" office:value-type="string">
            <text:p text:style-name="P18">8</text:p>
          </table:table-cell>
          <table:table-cell table:style-name="Table2.B2" office:value-type="float" office:value="0">
            <text:p text:style-name="P22">0</text:p>
          </table:table-cell>
          <table:table-cell table:style-name="Table2.A2" office:value-type="string">
            <text:p text:style-name="P31">1E999999</text:p>
          </table:table-cell>
          <table:table-cell table:style-name="Table2.B2" office:value-type="float" office:value="10">
            <text:p text:style-name="P25">10</text:p>
          </table:table-cell>
          <table:table-cell table:style-name="Table2.B2" office:value-type="float" office:value="0">
            <text:p text:style-name="P27">0</text:p>
          </table:table-cell>
        </table:table-row>
        <table:table-row table:style-name="Table2.1">
          <table:table-cell table:style-name="Table2.A2" office:value-type="string">
            <text:p text:style-name="P18">9</text:p>
          </table:table-cell>
          <table:table-cell table:style-name="Table2.B2" office:value-type="float" office:value="0">
            <text:p text:style-name="P22">0</text:p>
          </table:table-cell>
          <table:table-cell table:style-name="Table2.A2" office:value-type="string">
            <text:p text:style-name="P31">1E99999</text:p>
          </table:table-cell>
          <table:table-cell table:style-name="Table2.B2" office:value-type="float" office:value="100">
            <text:p text:style-name="P28">100</text:p>
          </table:table-cell>
          <table:table-cell table:style-name="Table2.B2" office:value-type="float" office:value="0">
            <text:p text:style-name="P27">0</text:p>
          </table:table-cell>
        </table:table-row>
        <table:table-row table:style-name="Table2.1">
          <table:table-cell table:style-name="Table2.A2" office:value-type="string">
            <text:p text:style-name="P18">10</text:p>
          </table:table-cell>
          <table:table-cell table:style-name="Table2.B2" office:value-type="float" office:value="0">
            <text:p text:style-name="P28">0</text:p>
          </table:table-cell>
          <table:table-cell table:style-name="Table2.B2" office:value-type="float" office:value="2">
            <text:p text:style-name="P28">2</text:p>
          </table:table-cell>
          <table:table-cell table:style-name="Table2.B2" office:value-type="float" office:value="-3">
            <text:p text:style-name="P28">-3</text:p>
          </table:table-cell>
          <table:table-cell table:style-name="Table2.B2" office:value-type="float" office:value="0">
            <text:p text:style-name="P23">0</text:p>
          </table:table-cell>
        </table:table-row>
        <table:table-row table:style-name="Table2.1">
          <table:table-cell table:style-name="Table2.A2" office:value-type="string">
            <text:p text:style-name="P19">11</text:p>
          </table:table-cell>
          <table:table-cell table:style-name="Table2.B2" office:value-type="float" office:value="0">
            <text:p text:style-name="P28">0</text:p>
          </table:table-cell>
          <table:table-cell table:style-name="Table2.B2" office:value-type="float" office:value="10">
            <text:p text:style-name="P28">10</text:p>
          </table:table-cell>
          <table:table-cell table:style-name="Table2.B2" office:value-type="float" office:value="10">
            <text:p text:style-name="P28">10</text:p>
          </table:table-cell>
          <table:table-cell table:style-name="Table2.B2" office:value-type="float" office:value="0">
            <text:p text:style-name="P29">0</text:p>
          </table:table-cell>
        </table:table-row>
        <table:table-row table:style-name="Table2.1">
          <table:table-cell table:style-name="Table2.A2" office:value-type="string">
            <text:p text:style-name="P18">1<text:span text:style-name="T25">2</text:span></text:p>
          </table:table-cell>
          <table:table-cell table:style-name="Table2.B2" office:value-type="float" office:value="0">
            <text:p text:style-name="P28">0</text:p>
          </table:table-cell>
          <table:table-cell table:style-name="Table2.B2" office:value-type="float" office:value="0">
            <text:p text:style-name="P26">99...99</text:p>
            <text:p text:style-name="P26">(3<text:span text:style-name="T25">0</text:span> - «9»)</text:p>
          </table:table-cell>
          <table:table-cell table:style-name="Table2.B2" office:value-type="float" office:value="5">
            <text:p text:style-name="P28">5</text:p>
          </table:table-cell>
          <table:table-cell table:style-name="Table2.B2" office:value-type="float" office:value="0">
            <text:p text:style-name="P23">0</text:p>
          </table:table-cell>
        </table:table-row>
        <table:table-row table:style-name="Table2.1">
          <table:table-cell table:style-name="Table2.A2" office:value-type="string">
            <text:p text:style-name="P20">13</text:p>
          </table:table-cell>
          <table:table-cell table:style-name="Table2.B2" office:value-type="float" office:value="0">
            <text:p text:style-name="P30">0</text:p>
          </table:table-cell>
          <table:table-cell table:style-name="Table2.B2" office:value-type="float" office:value="0">
            <text:p text:style-name="P30">77...77</text:p>
            <text:p text:style-name="P30">(29 - «7»)</text:p>
          </table:table-cell>
          <table:table-cell table:style-name="Table2.B2" office:value-type="float" office:value="3">
            <text:p text:style-name="P30">3</text:p>
          </table:table-cell>
          <table:table-cell table:style-name="Table2.B2" office:value-type="float" office:value="0">
            <text:p text:style-name="P30">0.3...320 Е 29</text:p>
            <text:p text:style-name="P30">(28 - «3»)</text:p>
          </table:table-cell>
        </table:table-row>
        <table:table-row table:style-name="Table2.1">
          <table:table-cell table:style-name="Table2.A15" office:value-type="string">
            <text:p text:style-name="P20">14</text:p>
          </table:table-cell>
          <table:table-cell table:style-name="Table2.B15" office:value-type="string">
            <text:p text:style-name="P30">Умножение многозначных чисел</text:p>
          </table:table-cell>
          <table:table-cell table:style-name="Table2.C15" office:value-type="float" office:value="1234">
            <text:p text:style-name="P30">1234</text:p>
          </table:table-cell>
          <table:table-cell table:style-name="Table2.C15" office:value-type="float" office:value="234">
            <text:p text:style-name="P30">234</text:p>
          </table:table-cell>
          <table:table-cell table:style-name="Table2.E15" office:value-type="string">
            <text:p text:style-name="P30">0.288756 Е 6</text:p>
          </table:table-cell>
        </table:table-row>
      </table:table>
      <text:p text:style-name="Text_20_body"/>
      <text:h text:style-name="Heading_20_2" text:outline-level="2"><text:soft-page-break/>Выводы о проделанной работе</text:h>
      <text:p text:style-name="P2"><text:span text:style-name="T25">При выполнении лабораторной работы я ознакомилась с принципом хранения чисел в памяти компьютера. </text:span><text:span text:style-name="T26">Я реализовала способ умножения длинных чисел и поняла, что для хранения таких чисел удобно использовать символьный массив, содержащий цифры мантиссы, символьную переменную для знака, и целочисленную переменную для порядка числа. Для повышения точности при умножении необходимо </text:span><text:span text:style-name="T58">выполнять</text:span><text:span text:style-name="T26"> округление числа.</text:span></text:p>
      <text:p text:style-name="P2"/>
      <text:h text:style-name="Heading_20_2" text:outline-level="2">Ответы на вопросы</text:h>
      <text:h text:style-name="Heading_20_4" text:outline-level="4"><text:span text:style-name="T27">1. </text:span>Каков возможный диапазон чисел, представляемых в ПК?</text:h>
      <text:p text:style-name="P3"><text:span text:style-name="T27">Для каждого типа данных есть установленн</text:span><text:span text:style-name="T28">ый</text:span><text:span text:style-name="T27"> стандартом </text:span><text:span text:style-name="T28">минимальный размеры ячейки памяти для хранения числа этого типа в памяти. Например, для int минимальный размер </text:span>16 бит, <text:span text:style-name="T28">однако в зависимости от компьютераint может занимать в памяти и 4 байта (например на компьютере с 64-разрядной системой). </text:span><text:span text:style-name="T29">Диапазон чисала напрямую зависит от размера занимаемой им памяти и высчитывается по формуле </text:span>−<text:span text:style-name="T6">(2</text:span><text:span text:style-name="T30">n−1</text:span><text:span text:style-name="T6">−1)</text:span> до <text:span text:style-name="T6">2</text:span><text:span text:style-name="T30">n−1</text:span><text:span text:style-name="T6">−1 <text:s/></text:span><text:span text:style-name="T32"><text:s/>или</text:span><text:span text:style-name="T7"> 0</text:span><text:span text:style-name="T32"> до </text:span><text:span text:style-name="T7">2</text:span><text:span text:style-name="T31">n</text:span><text:span text:style-name="T7">−1 </text:span><text:span text:style-name="T32">(если тип беззнаковый) где n — разр</text:span><text:span text:style-name="T35">я</text:span><text:span text:style-name="T32">дность типа (биты занятой им памяти)</text:span></text:p>
      <text:h text:style-name="P35" text:outline-level="4"><text:span text:style-name="T29">2. </text:span>Какова возможная точность представления чисел, чем она определяется?</text:h>
      <text:p text:style-name="P4"><text:span text:style-name="T33">При представлении действительного числа через мантиссу и порядок, точность числа зависит </text:span><text:span text:style-name="T34">от кол-ва выделенной памяти для мантиссы и порядка.</text:span><text:span text:style-name="T33"> </text:span><text:span text:style-name="T36">Например, для типа float отводится 4 байта, если для порядка отводится 8 разрядов, а для мантиссы 24, то максимальная точность у числа 24 символа, а макс. Число: 99..(24 цифры 9)..99 Е 99999999 — </text:span><text:span text:style-name="T37">максимальное число, которое может храниться в этом типе.</text:span></text:p>
      <text:p text:style-name="P5"><text:span text:style-name="T34">(</text:span><text:span text:style-name="T33">П</text:span><text:span text:style-name="T34">редставление числа через мантиссу и порядок: Х = М * 10</text:span><text:span text:style-name="T39">p</text:span><text:span text:style-name="T34">)</text:span></text:p>
      <text:h text:style-name="Heading_20_4" text:outline-level="4">3. Какие стандартные операции возможны над числами?</text:h>
      <text:p text:style-name="P6">Стандартные операции над числами: сложение, вычитание, умножение, деление.</text:p>
      <text:h text:style-name="Heading_20_4" text:outline-level="4"><text:span text:style-name="T38">4. Какой тип данных может выбрать программист, если обрабатываемые числа превышают </text:span><text:span text:style-name="T40">возможный диапазон представления чисел в ПК?</text:span></text:h>
      <text:p text:style-name="P7">Массив символов - один из лучших вариантов по памяти, но с ним очень сложно работать. Для упрощения обработки можно выбрать структуру, основными полями которой будут являться: мантисса, знак мантиссы и порядок.</text:p>
      <text:h text:style-name="Heading_20_4" text:outline-level="4">5. Как можно осуществить операции над числами, выходящими за рамки машинного представления?</text:h>
      <text:p text:style-name="P7">Необходимо написать свои функции для выполнения этих операций, в которых обрабатывать каждую цифру. Алгоритмы для этих функций можно использовать те же, что используются для подсчетов вручную: вычисления «в столбик»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tandard_20__28_user_29_" style:display-name="Standard (user)" style:family="paragraph">
      <style:paragraph-properties fo:orphans="2" fo:widows="2" fo:hyphenation-ladder-count="no-limit"/>
      <style:text-properties style:font-name-asian="Noto Serif CJK SC" style:font-family-asian="'Noto Serif CJK SC'" style:font-family-generic-asian="system" style:font-pitch-asian="variable" style:font-name-complex="FreeSans" style:font-family-complex="FreeSans" style:font-family-generic-complex="system" style:font-pitch-complex="variable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ru" number:country="RU">
      <number:number number:min-integer-digits="1"/>
    </number:number-style>
    <number:text-style style:name="N10100" number:language="ru" number:country="RU">
      <number:text-content/>
    </number:text-style>
    <style:style style:name="Academic.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2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3" style:family="table-cell" style:data-style-name="N101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4" style:family="table-cell" style:data-style-name="N1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5" style:family="table-cell" style:data-style-name="N1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6" style:family="table-cell" style:data-style-name="N101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7" style:family="table-cell" style:data-style-name="N1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8" style:family="table-cell" style:data-style-name="N1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9" style:family="table-cell" style:data-style-name="N1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10" style:family="table-cell" style:data-style-name="N1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1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12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13" style:family="table-cell" style:data-style-name="N10100">
      <style:table-cell-properties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14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15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16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7T20:54:11.403251410</meta:creation-date>
    <dc:date>2020-10-09T12:30:10.635209565</dc:date>
    <meta:editing-duration>PT13H3M4S</meta:editing-duration>
    <meta:editing-cycles>55</meta:editing-cycles>
    <meta:generator>LibreOffice/6.4.6.2$Linux_X86_64 LibreOffice_project/40$Build-2</meta:generator>
    <meta:document-statistic meta:table-count="2" meta:image-count="1" meta:object-count="0" meta:page-count="6" meta:paragraph-count="200" meta:word-count="1117" meta:character-count="7770" meta:non-whitespace-character-count="6717"/>
  </office:meta>
</office:document-meta>
</file>